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automatic-styles>
    <style:style style:family="paragraph" style:name="a3884e7" style:parent-style-name="Text_20_body">
      <style:text-properties style:font-name-complex="Arial"/>
    </style:style>
    <style:style style:family="paragraph" style:name="ae9c7d4" style:parent-style-name="Text_20_body">
      <style:paragraph-properties fo:margin-left="0.0mm" fo:margin-right="0.0mm" fo:text-indent="0.0mm"/>
    </style:style>
    <style:style style:family="table-cell" style:name="a6c3f25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graphic" style:name="a500f67" style:parent-style-name="default">
      <style:graphic-properties style:horizontal-pos="from-left" style:horizontal-rel="paragraph" style:vertical-pos="top"/>
    </style:style>
    <style:style style:family="paragraph" style:name="a45c1c6" style:parent-style-name="Text_20_body">
      <style:paragraph-properties fo:margin-left="0.0mm" fo:margin-right="0.0mm" fo:text-indent="0.0mm"/>
    </style:style>
    <style:style style:family="table-cell" style:name="ae15c01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graphic" style:name="aab3561" style:parent-style-name="default">
      <style:graphic-properties style:horizontal-pos="from-left" style:horizontal-rel="paragraph" style:vertical-pos="top"/>
    </style:style>
    <style:style style:family="paragraph" style:name="a0e1097" style:parent-style-name="Text_20_body">
      <style:paragraph-properties fo:margin-left="0.0mm" fo:margin-right="0.0mm" fo:text-indent="0.0mm"/>
    </style:style>
    <style:style style:family="table-cell" style:name="a5ea95d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table-cell" style:name="aef60d3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83191a" style:parent-style-name="Text_20_body">
      <style:paragraph-properties fo:margin-left="0.0mm" fo:margin-right="0.0mm" fo:text-indent="0.0mm"/>
    </style:style>
    <style:style style:family="table-cell" style:name="ad78d80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graphic" style:name="ae207d9" style:parent-style-name="default">
      <style:graphic-properties style:horizontal-pos="from-left" style:horizontal-rel="paragraph" style:vertical-pos="top"/>
    </style:style>
    <style:style style:family="paragraph" style:name="afdde77" style:parent-style-name="Text_20_body">
      <style:paragraph-properties fo:margin-left="0.0mm" fo:margin-right="0.0mm" fo:text-indent="0.0mm"/>
    </style:style>
    <style:style style:family="table-cell" style:name="a22e259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graphic" style:name="a8bf75a" style:parent-style-name="default">
      <style:graphic-properties style:horizontal-pos="from-left" style:horizontal-rel="paragraph" style:vertical-pos="top"/>
    </style:style>
    <style:style style:family="paragraph" style:name="a35bc8d" style:parent-style-name="Text_20_body">
      <style:paragraph-properties fo:margin-left="0.0mm" fo:margin-right="0.0mm" fo:text-indent="0.0mm"/>
    </style:style>
    <style:style style:family="table-cell" style:name="aa5e975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3774ec" style:parent-style-name="Text_20_body">
      <style:paragraph-properties fo:margin-left="0.0mm" fo:margin-right="0.0mm" fo:text-indent="0.0mm"/>
    </style:style>
    <style:style style:family="table-cell" style:name="af4567f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250629" style:parent-style-name="Text_20_body">
      <style:paragraph-properties fo:margin-left="0.0mm" fo:margin-right="0.0mm" fo:text-indent="0.0mm"/>
    </style:style>
    <style:style style:family="table-cell" style:name="ab55519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f21b59" style:parent-style-name="Text_20_body">
      <style:paragraph-properties fo:margin-left="0.0mm" fo:margin-right="0.0mm" fo:text-indent="0.0mm"/>
    </style:style>
    <style:style style:family="table-cell" style:name="a86d142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7311df" style:parent-style-name="Text_20_body">
      <style:paragraph-properties fo:margin-left="0.0mm" fo:margin-right="0.0mm" fo:text-indent="0.0mm"/>
    </style:style>
    <style:style style:family="table-cell" style:name="a89182a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ffb79c" style:parent-style-name="Text_20_body">
      <style:paragraph-properties fo:margin-left="0.0mm" fo:margin-right="0.0mm" fo:text-indent="0.0mm"/>
    </style:style>
    <style:style style:family="table-cell" style:name="a5b600b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table-column" style:name="a89833f">
      <style:table-column-properties style:rel-column-width="36*"/>
    </style:style>
    <style:style style:family="table-column" style:name="af3a9f7">
      <style:table-column-properties style:rel-column-width="12*"/>
    </style:style>
    <style:style style:family="table-column" style:name="ae8ffaf">
      <style:table-column-properties style:rel-column-width="10*"/>
    </style:style>
    <style:style style:family="table-column" style:name="ac094cc">
      <style:table-column-properties style:rel-column-width="42*"/>
    </style:style>
    <style:style style:family="table" style:name="a81eaed">
      <style:table-properties fo:margin-left="-1.91mm" style:width="15.748cm" table:align="left"/>
    </style:style>
    <style:style style:family="paragraph" style:list-style-name="WW8Num7" style:name="a9bddaf" style:parent-style-name="Text_20_body">
      <style:paragraph-properties>
        <style:tab-stops>
          <style:tab-stop style:position="1.27cm"/>
        </style:tab-stops>
      </style:paragraph-properties>
      <style:text-properties fo:font-weight="bold" style:font-weight-asian="bold"/>
    </style:style>
    <style:style style:family="paragraph" style:list-style-name="WW8Num7" style:name="ab75beb" style:parent-style-name="Text_20_body">
      <style:paragraph-properties/>
      <style:text-properties fo:font-weight="bold" style:font-size-asian="9.0pt" style:font-weight-asian="bold"/>
    </style:style>
    <style:style style:family="text" style:name="a409bc4">
      <style:text-properties style:text-underline-style="solid"/>
    </style:style>
    <style:style style:family="text" style:name="a78622c">
      <style:text-properties style:text-underline-style="solid"/>
    </style:style>
    <style:style style:family="text" style:name="a8e0209">
      <style:text-properties style:text-underline-style="solid"/>
    </style:style>
    <style:style style:family="text" style:name="af53d37">
      <style:text-properties style:text-underline-style="solid"/>
    </style:style>
    <style:style style:family="text" style:name="a5fdb89">
      <style:text-properties style:text-underline-style="solid"/>
    </style:style>
    <style:style style:family="text" style:name="a1cc12e">
      <style:text-properties style:text-underline-style="solid"/>
    </style:style>
    <style:style style:family="text" style:name="a1e4b3f">
      <style:text-properties style:text-underline-style="solid"/>
    </style:style>
    <style:style style:family="paragraph" style:list-style-name="WW8Num7" style:name="a340104" style:parent-style-name="Text_20_body">
      <style:paragraph-properties/>
      <style:text-properties fo:font-weight="bold" style:font-size-asian="9.0pt" style:font-weight-asian="bold"/>
    </style:style>
    <style:style style:family="paragraph" style:name="aefda71" style:parent-style-name="Heading_20_1">
      <style:paragraph-properties/>
    </style: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number style:num-format="1" text:display-levels="1" text:level="1">
        <style:list-level-properties text:list-level-position-and-space-mode="label-alignment">
          <style:list-level-label-alignment fo:margin-left="12.51mm" fo:text-indent="-12.51mm" text:label-followed-by="listtab" text:list-tab-stop-position="12.51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1.59mm" fo:text-indent="-8.89mm" text:label-followed-by="listtab" text:list-tab-stop-position="21.59mm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0.48mm" fo:text-indent="-11.43mm" text:label-followed-by="listtab" text:list-tab-stop-position="31.75mm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9.37mm" fo:text-indent="-13.97mm" text:label-followed-by="listtab" text:list-tab-stop-position="44.45mm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8.26mm" fo:text-indent="-16.51mm" text:label-followed-by="listtab" text:list-tab-stop-position="50.8mm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7.15mm" fo:text-indent="-19.05mm" text:label-followed-by="listtab" text:list-tab-stop-position="63.5mm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6.04mm" fo:text-indent="-21.59mm" text:label-followed-by="listtab" text:list-tab-stop-position="69.85mm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6.2mm" fo:text-indent="-25.4mm" text:label-followed-by="listtab" text:list-tab-stop-position="82.55mm"/>
        </style:list-level-properties>
      </text:list-level-style-number>
    </text:list-style>
    <text:list-style style:name="WW8Num3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2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0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number style:num-format="1" text:display-levels="1" text:level="1">
        <style:list-level-properties text:list-level-position-and-space-mode="label-alignment">
          <style:list-level-label-alignment fo:margin-left="12.51mm" fo:text-indent="-12.51mm" text:label-followed-by="listtab" text:list-tab-stop-position="12.51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1.59mm" fo:text-indent="-8.89mm" text:label-followed-by="listtab" text:list-tab-stop-position="21.59mm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0.48mm" fo:text-indent="-11.43mm" text:label-followed-by="listtab" text:list-tab-stop-position="31.75mm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9.37mm" fo:text-indent="-13.97mm" text:label-followed-by="listtab" text:list-tab-stop-position="44.45mm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8.26mm" fo:text-indent="-16.51mm" text:label-followed-by="listtab" text:list-tab-stop-position="50.8mm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7.15mm" fo:text-indent="-19.05mm" text:label-followed-by="listtab" text:list-tab-stop-position="63.5mm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6.04mm" fo:text-indent="-21.59mm" text:label-followed-by="listtab" text:list-tab-stop-position="69.85mm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6.2mm" fo:text-indent="-25.4mm" text:label-followed-by="listtab" text:list-tab-stop-position="82.55mm"/>
        </style:list-level-properties>
      </text:list-level-style-number>
    </text:list-style>
    <text:list-style style:name="WW8Num6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</office:automatic-styles>
  <office:body>
    <office:text>
      <text:p text:style-name="aefda71">dummdidum</text:p>
      <text:list text:continue-numbering="true" text:style-name="WW8Num7" xml:id="list4122961913339661016">
        <text:list-item>
          <text:p text:style-name="a340104">quakmitsosse</text:p>
        </text:list-item>
      </text:list>
      <text:p text:style-name="AngabeErsteSeite">wer<text:tab/><text:span text:style-name="a1e4b3f"><text:text-input style:data-style-name="" text:description="Text8">     </text:text-input></text:span><text:span text:style-name="a1cc12e"><text:variable-input style:data-style-name="" text:description="Kunden (nicht Projekt) eingeben …" text:display="none" text:name="Client"/></text:span></text:p>
      <text:p text:style-name="AngabeErsteSeite">wer<text:tab/><text:span text:style-name="a5fdb89"><text:text-input style:data-style-name="" text:description="Text4">     </text:text-input></text:span><text:variable-input style:data-style-name="" text:description="Projekt eingeben …" text:display="none" text:name="Project"/></text:p>
      <text:p text:style-name="AngabeErsteSeite">wer<text:tab/><text:span text:style-name="af53d37"><text:variable-input style:data-style-name="" text:description="Autor eingeben " text:display="none" text:name="Author"/></text:span><text:span text:style-name="a8e0209"><text:text-input style:data-style-name="" text:description="Text6">     </text:text-input></text:span></text:p>
      <text:p text:style-name="AngabeErsteSeite">wer<text:tab/><text:span text:style-name="a78622c"><text:variable-input style:data-style-name="" text:description="Datum eingeben …" text:display="none" text:name="Date"/></text:span><text:span text:style-name="a409bc4"><text:text-input style:data-style-name="" text:description="Text7">     </text:text-input></text:span></text:p>
      <text:p text:style-name="Text_20_body"/>
      <text:list text:continue-numbering="true" text:style-name="WW8Num7" xml:id="list35186618">
        <text:list-item>
          <text:p text:style-name="ab75beb">lalala</text:p>
        </text:list-item>
      </text:list>
      <text:list text:continue-numbering="true" text:style-name="WW8Num7" xml:id="list35186618">
        <text:list-item>
          <text:list>
            <text:list-item>
              <text:p text:style-name="a9bddaf">uiui</text:p>
            </text:list-item>
          </text:list>
        </text:list-item>
      </text:list>
      <table:table table:style-name="a81eaed">
        <table:table-column table:style-name="ac094cc"/>
        <table:table-column table:style-name="ae8ffaf"/>
        <table:table-column table:style-name="af3a9f7"/>
        <table:table-column table:style-name="a89833f"/>
        <table:table-row>
          <table:table-cell table:style-name="a5b600b">
            <text:p text:style-name="affb79c"/>
          </table:table-cell>
          <table:table-cell table:style-name="a89182a">
            <text:p text:style-name="a7311df">Ja</text:p>
          </table:table-cell>
          <table:table-cell table:style-name="a86d142">
            <text:p text:style-name="af21b59">Nein</text:p>
          </table:table-cell>
          <table:table-cell table:style-name="ab55519">
            <text:p text:style-name="a250629">Bemerkung</text:p>
          </table:table-cell>
        </table:table-row>
        <table:table-row>
          <table:table-cell table:style-name="af4567f">
            <text:p text:style-name="a3774ec">asd</text:p>
          </table:table-cell>
          <table:table-cell table:style-name="aa5e975">
            <text:p text:style-name="a35bc8d"><draw:frame draw:style-name="a8bf75a" svg:height="3.2mm" svg:width="3.2mm" text:anchor-type="as-char"><draw:text-box/></draw:frame></text:p>
          </table:table-cell>
          <table:table-cell table:style-name="a22e259">
            <text:p text:style-name="afdde77"><draw:frame draw:style-name="ae207d9" draw:z-index="1" svg:height="3.2mm" svg:width="3.2mm" text:anchor-type="as-char"><draw:text-box/></draw:frame></text:p>
          </table:table-cell>
          <table:table-cell table:style-name="ad78d80">
            <text:p text:style-name="a83191a"><text:text-input style:data-style-name="" text:description="Text10">     </text:text-input></text:p>
          </table:table-cell>
        </table:table-row>
        <table:table-row>
          <table:table-cell table:style-name="aef60d3">
            <text:p text:style-name="Text_20_body">asd</text:p>
          </table:table-cell>
          <table:table-cell table:style-name="a5ea95d">
            <text:p text:style-name="a0e1097"><draw:frame draw:style-name="aab3561" draw:z-index="2" svg:height="3.2mm" svg:width="3.2mm" text:anchor-type="as-char"><draw:text-box/></draw:frame></text:p>
          </table:table-cell>
          <table:table-cell table:style-name="ae15c01">
            <text:p text:style-name="a45c1c6"><draw:frame draw:style-name="a500f67" draw:z-index="3" svg:height="3.2mm" svg:width="3.2mm" text:anchor-type="as-char"><draw:text-box/></draw:frame></text:p>
          </table:table-cell>
          <table:table-cell table:style-name="a6c3f25">
            <text:p text:style-name="ae9c7d4"><text:text-input style:data-style-name="" text:description="Text11">     </text:text-input></text:p>
          </table:table-cell>
        </table:table-row>
      </table:table>
      <text:p text:style-name="a3884e7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display-name="Table Contents" style:family="paragraph" style:name="Table_20_Contents" style:parent-style-name="Standard"/>
    <style:style style:family="paragraph" style:name="Index" style:parent-style-name="Standard">
      <style:text-properties style:font-name-complex="Mangal1"/>
    </style:style>
    <style:style style:family="paragraph" style:name="Tab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le">
      <style:paragraph-properties fo:text-align="right"/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bering 1" style:family="paragraph" style:name="Numbering_20_1" style:parent-style-name="Aufzählungszeichen"/>
    <style:style style:display-name="Nummerierung 1 folgende" style:family="paragraph" style:name="Nummerierung_20_1_20_folgende" style:parent-style-name="Numbering_20_1">
      <style:paragraph-properties fo:margin-bottom="0.71mm" fo:margin-left="5.31mm" fo:margin-right="0.0mm" fo:margin-top="0.0mm" fo:text-indent="0.0mm"/>
    </style:style>
    <style:style style:display-name="Numbering 2" style:family="paragraph" style:name="Numbering_20_2" style:parent-style-name="Nummerierung_20_1_20_folgende"/>
    <style:style style:display-name="Nummerierung 2 folgende" style:family="paragraph" style:name="Nummerierung_20_2_20_folgende" style:parent-style-name="Numberi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Mangal1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Title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Title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Subtitle" style:next-style-name="Text_20_body" style:parent-style-name="Heading">
      <style:paragraph-properties fo:text-align="center"/>
      <style:text-properties fo:font-size="14.0pt" fo:font-style="italic" style:font-size-asian="14.0pt" style:font-style-asian="italic" style:font-style-complex="italic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Title" style:parent-style-name="Title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family="paragraph" style:name="Salutation" style:next-style-name="Unterschriften" style:parent-style-name="Text_20_body">
      <style:paragraph-properties fo:margin-bottom="2.12mm" fo:margin-top="7.06mm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beri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paragraph-properties fo:line-height="3.88mm" fo:margin-left="3.19mm" fo:margin-right="0.0mm" fo:text-indent="-3.19mm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Zwischentitel" style:next-style-name="Text_20_body" style:parent-style-name="Title">
      <style:paragraph-properties/>
      <style:text-properties fo:font-size="12.0pt" style:font-size-asian="12.0pt"/>
    </style:style>
    <style:style style:display-name="Numbering 3" style:family="paragraph" style:name="Numbering_20_3" style:parent-style-name="Numbering_20_2">
      <style:paragraph-properties>
        <style:tab-stops>
          <style:tab-stop style:position="1.651cm"/>
        </style:tab-stops>
      </style:paragraph-properties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2z8" style:parent-style-name="default_character_style"/>
    <style:style style:family="text" style:name="WW8Num4z6" style:parent-style-name="default_character_style"/>
    <style:style style:family="text" style:name="WW8Num8z2" style:parent-style-name="default_character_style"/>
    <style:style style:family="text" style:name="WW8Num4z7" style:parent-style-name="default_character_style"/>
    <style:style style:family="text" style:name="WW8Num8z3" style:parent-style-name="default_character_style"/>
    <style:style style:family="text" style:name="WW8Num2z6" style:parent-style-name="default_character_style"/>
    <style:style style:family="text" style:name="WW8Num4z4" style:parent-style-name="default_character_style"/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8z0" style:parent-style-name="default_character_style">
      <style:text-properties fo:font-size="9.0pt" style:font-name="Arial" style:font-name-complex="Arial" style:font-size-asian="9.0pt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2z7" style:parent-style-name="default_character_style"/>
    <style:style style:family="text" style:name="WW8Num4z5" style:parent-style-name="default_character_style"/>
    <style:style style:family="text" style:name="WW8Num6z3" style:parent-style-name="default_character_style">
      <style:text-properties style:font-name="Symbol" style:font-name-complex="Symbol"/>
    </style:style>
    <style:style style:family="text" style:name="WW8Num8z1" style:parent-style-name="default_character_style"/>
    <style:style style:family="text" style:name="WW8Num8z6" style:parent-style-name="default_character_style"/>
    <style:style style:family="text" style:name="WW8Num8z7" style:parent-style-name="default_character_style"/>
    <style:style style:family="text" style:name="WW8Num4z8" style:parent-style-name="default_character_style"/>
    <style:style style:family="text" style:name="WW8Num8z4" style:parent-style-name="default_character_style"/>
    <style:style style:family="text" style:name="WW8Num8z5" style:parent-style-name="default_character_style"/>
    <style:style style:family="text" style:name="Absatz-Standardschriftart" style:parent-style-name="default_character_style"/>
    <style:style style:family="text" style:name="WW8Num8z8" style:parent-style-name="default_character_style"/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display-name="Aufzählungszeichen 2 Zchn" style:family="text" style:name="Aufzählungszeichen_20_2_20_Zchn" style:parent-style-name="Aufzählungszeichen_20_Zchn"/>
    <style:style style:family="text" style:name="WW8Num12z8" style:parent-style-name="default_character_style"/>
    <style:style style:family="text" style:name="WW8Num12z7" style:parent-style-name="default_character_style"/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family="text" style:name="WW8Num12z4" style:parent-style-name="default_character_style"/>
    <style:style style:family="text" style:name="WW8Num12z3" style:parent-style-name="default_character_style"/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family="text" style:name="WW8Num12z6" style:parent-style-name="default_character_style"/>
    <style:style style:family="text" style:name="WW8Num12z5" style:parent-style-name="default_character_style"/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2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2z1" style:parent-style-name="default_character_style"/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2z2" style:parent-style-name="default_character_style"/>
    <style:style style:family="text" style:name="WW8Num10z3" style:parent-style-name="default_character_style">
      <style:text-properties style:font-name="Symbol" style:font-name-complex="Symbol"/>
    </style:style>
    <style:style style:family="text" style:name="WW8Num12z1" style:parent-style-name="default_character_style"/>
    <style:style style:family="text" style:name="WW8Num2z4" style:parent-style-name="default_character_style"/>
    <style:style style:family="text" style:name="WW8Num4z2" style:parent-style-name="default_character_style"/>
    <style:style style:family="text" style:name="WW8Num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2z5" style:parent-style-name="default_character_style"/>
    <style:style style:family="text" style:name="WW8Num4z3" style:parent-style-name="default_character_style"/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2z2" style:parent-style-name="default_character_style"/>
    <style:style style:family="text" style:name="WW8Num4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WW8Num2z3" style:parent-style-name="default_character_style"/>
    <style:style style:family="text" style:name="WW8Num4z1" style:parent-style-name="default_character_style"/>
    <style:style style:family="text" style:name="WW8Num3z7" style:parent-style-name="default_character_style"/>
    <style:style style:family="text" style:name="WW8Num3z8" style:parent-style-name="default_character_style"/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3z5" style:parent-style-name="default_character_style"/>
    <style:style style:family="text" style:name="WW8Num7z1" style:parent-style-name="default_character_style">
      <style:text-properties fo:font-size="9.0pt" style:font-size-asian="9.0pt"/>
    </style:style>
    <style:style style:family="text" style:name="WW8Num3z6" style:parent-style-name="default_character_style"/>
    <style:style style:family="text" style:name="WW8Num7z2" style:parent-style-name="default_character_style"/>
    <style:style style:family="text" style:name="WW8Num9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9z3" style:parent-style-name="default_character_style">
      <style:text-properties style:font-name="Symbol" style:font-name-complex="Symbol"/>
    </style:style>
    <style:style style:family="text" style:name="WW8Num9z4" style:parent-style-name="default_character_style">
      <style:text-properties style:font-name="Courier New" style:font-name-complex="Courier New"/>
    </style:style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display-name="Nummerierung 1 Zchn Zchn" style:family="text" style:name="Nummerierung_20_1_20_Zchn_20_Zchn" style:parent-style-name="Aufzählungszeichen_20_Zchn"/>
    <style:style style:display-name="Nummerierung 1 folgende Zchn Zchn" style:family="text" style:name="Nummerierung_20_1_20_folgende_20_Zchn_20_Zchn" style:parent-style-name="Nummerierung_20_1_20_Zchn_20_Zchn"/>
    <style:style style:display-name="Text klein" style:family="text" style:name="Text_20_klein" style:parent-style-name="default_character_style">
      <style:text-properties fo:font-size="8.5pt" style:font-size-asian="8.5pt"/>
    </style:style>
    <style:style style:family="text" style:name="WW8Num11z1" style:parent-style-name="default_character_style">
      <style:text-properties fo:font-size="9.0pt" style:font-size-asian="9.0pt"/>
    </style:style>
    <style:style style:family="text" style:name="WW8Num3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1z0" style:parent-style-name="default_character_style">
      <style:text-properties fo:font-size="11.0pt" style:font-size-asian="11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1z2" style:parent-style-name="default_character_style"/>
    <style:style style:family="text" style:name="WW8Num3z3" style:parent-style-name="default_character_style"/>
    <style:style style:family="text" style:name="WW8Num3z4" style:parent-style-name="default_character_style"/>
    <style:style style:family="text" style:name="WW8Num7z0" style:parent-style-name="default_character_style">
      <style:text-properties fo:font-size="11.0pt" style:font-size-asian="11.0pt"/>
    </style:style>
    <style:style style:family="text" style:name="WW8Num3z1" style:parent-style-name="default_character_style"/>
    <style:style style:family="text" style:name="WW8Num3z2" style:parent-style-name="default_character_style"/>
    <style:style style:family="text" style:name="WW8Num5z0" style:parent-style-name="default_character_style"/>
    <style:default-style style:family="graphic"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>
    <style:style style:family="paragraph" style:name="ad7263a" style:parent-style-name="Header">
      <style:paragraph-properties fo:line-height="4.23mm" fo:margin-bottom="1.41mm" fo:margin-left="115.02mm" fo:margin-right="-11.5mm" fo:margin-top="0.0mm" fo:text-indent="0.0mm"/>
    </style:style>
  </office:automatic-styles>
  <office:master-styles>
    <style:master-page style:name="Standard">
      <style:header>
        <text:p text:style-name="KopfzeileAnfangAbstand">Checkliste für den CodingGuide<text:s/></text:p>
        <text:p text:style-name="ad7263a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4</dc:date>
    <meta:editing-cycles>2</meta:editing-cycles>
    <meta:editing-duration>PT0.026S</meta:editing-duration>
  </office:meta>
</office:document-meta>
</file>